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00000045045E724E03E6DE6C3.png" manifest:media-type="image/png"/>
  <manifest:file-entry manifest:full-path="Pictures/10000201000004D8000004507BFB41B6A6300257.png" manifest:media-type="image/png"/>
  <manifest:file-entry manifest:full-path="Pictures/10000201000006C800000588FCE076C2E384126A.png" manifest:media-type="image/png"/>
  <manifest:file-entry manifest:full-path="Pictures/1000020100000508000003A0EE985BA1B8B045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f161" officeooo:paragraph-rsid="0014f161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CHEST X-RAY VAL NORAML IMAGES</text:p>
      <text:p text:style-name="P1"/>
      <text:p text:style-name="P1"><draw:frame draw:style-name="fr1" draw:name="Image1" text:anchor-type="paragraph" svg:x="-0.247cm" svg:y="0.723cm" svg:width="17cm" svg:height="13.866cm" draw:z-index="0"><draw:image xlink:href="Pictures/10000201000006C800000588FCE076C2E384126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x="0.023cm" svg:y="1.231cm" svg:width="17cm" svg:height="12.248cm" draw:z-index="1"><draw:image xlink:href="Pictures/1000020100000508000003A0EE985BA1B8B045FB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paragraph" svg:width="17cm" svg:height="15.134cm" draw:z-index="2"><draw:image xlink:href="Pictures/10000201000004D8000004507BFB41B6A6300257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4" text:anchor-type="paragraph" svg:width="17cm" svg:height="14.132cm" draw:z-index="3"><draw:image xlink:href="Pictures/10000201000005300000045045E724E03E6DE6C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35:45.409604794</meta:creation-date>
    <dc:date>2020-07-07T11:38:32.958304407</dc:date>
    <meta:editing-duration>PT2M48S</meta:editing-duration>
    <meta:editing-cycles>1</meta:editing-cycles>
    <meta:document-statistic meta:table-count="0" meta:image-count="4" meta:object-count="0" meta:page-count="3" meta:paragraph-count="1" meta:word-count="5" meta:character-count="50" meta:non-whitespace-character-count="25"/>
    <meta:generator>LibreOffice/6.1.6.3$Linux_X86_64 LibreOffice_project/10$Build-3</meta:generator>
  </office:meta>
</office:document-meta>
</file>